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3567.22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3551.1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360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360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3555.77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3550.59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])" office:value-type="float"/>
          <table:table-cell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formula="of:=SUM([.H3:.H8])" office:value-type="float"/>
          <table:table-cell table:formula="of:=SUM([.I3:.I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])" office:value-type="float"/>
          <table:table-cell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formula="of:=AVERAGE([.H3:.H8])" office:value-type="float"/>
          <table:table-cell table:formula="of:=AVERAGE([.I3:.I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formula="of:=STDEV([.H3:.H8])" office:value-type="float"/>
          <table:table-cell table:formula="of:=STDEV([.I3:.I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]-[.$D3:.$D8])^2)^0.5" office:value-type="float"/>
          <table:table-cell table:number-matrix-columns-spanned="1" table:number-matrix-rows-spanned="1" table:formula="of:=SUM(([.C3:.C8]-[.$E3:.$E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D3:.$D8])" office:value-type="float"/>
          <table:table-cell table:number-matrix-columns-spanned="1" table:number-matrix-rows-spanned="1" table:formula="of:=SUM([.C3:.C8]=[.$E3:.$E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]&lt;[.$F3:.$F8])" office:value-type="float"/>
          <table:table-cell table:number-matrix-columns-spanned="1" table:number-matrix-rows-spanned="1" table:formula="of:=SUM([.C3:.C8]&lt;[.$G3:.$G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]&gt;[.$F3:.$F8])" office:value-type="float"/>
          <table:table-cell table:number-matrix-columns-spanned="1" table:number-matrix-rows-spanned="1" table:formula="of:=SUM([.C3:.C8]&gt;[.$G3:.$G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H3:.$H8])" office:value-type="float"/>
          <table:table-cell table:number-matrix-columns-spanned="1" table:number-matrix-rows-spanned="1" table:formula="of:=SUM([.C3:.C8]=[.$I3:.$I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8])" office:value-type="float"/>
          <table:table-cell table:formula="of:=SUM([Instances.C3:Instances.C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